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eriode décembre/janvier jour 1:</text:p>
      <text:p text:style-name="Standard">Matin: Travail sur le local scale (gère la taille de l'objet, pas la distance) pour la gestion du grab a distance==&gt; fausse piste</text:p>
      <text:p text:style-name="Standard">Après-midi: Apprentissage RayCast, nouvelle piste pour bouger les objets</text:p>
      <text:p text:style-name="Standard"/>
      <text:p text:style-name="Standard"/>
      <text:p text:style-name="Standard">Jour 2:</text:p>
      <text:p text:style-name="Standard">Matin: Travail sur les raycasts (raycast fonctionnel mais pas encore utile pour le grabObject, a reprendre) , passage au clavier, trouver fonctionnement clavier</text:p>
      <text:p text:style-name="Standard">Après-midi: Travail sur clavier, mise en place de la solution et création du préfab.</text:p>
      <text:p text:style-name="Standard"/>
      <text:p text:style-name="Standard"/>
      <text:p text:style-name="Standard">Jour 3:</text:p>
      <text:p text:style-name="Standard">Matin: Travail sur la sauvegarde, utilisation du PlayerPrefs avec la bibliothèque sceneManagements. Fonction utilisable mais pas forcèment utile (actuellement, ne retient pas les objets ajoutés après le lancement de l'application). Cette solution a les mêmes problèmes que la téléportation classique (en vr, envoie dans un mur). Recherche Raycast. </text:p>
      <text:p text:style-name="Standard">Après-midi: Ajout des touches spaceBar et Delete au clavier. Réunion avec Simon pour les retours openSpace 3D.</text:p>
      <text:p text:style-name="Standard"/>
      <text:p text:style-name="Standard"/>
      <text:p text:style-name="Standard">Jour 4:</text:p>
      <text:p text:style-name="Standard">Matin: Travail sur les raycast. J'ai trouvé la formule qu'il me fallait pour déplacer l'objet dans l'espace a distance. Elle reste à peaufiner (l'objet ne se situe pas parfaitement par rapport à la main, le stick est encore trop sensible et la valeur du stick s'actualise en direct donc difficile de positionner efficacement) mais l'ébauche est fonctionnel.</text:p>
      <text:p text:style-name="Standard">Après-midi: Suite travail du matin, différents tests pour calibrer la formule au mieux.</text:p>
      <text:p text:style-name="Standard"/>
      <text:p text:style-name="Standard"/>
      <text:p text:style-name="Standard">Jour 5:</text:p>
      <text:p text:style-name="Standard">Matin: Découverte rapide line renderer comme module complémentaire pour la mesure des distances entre deux objets. Avec le raycast on calculera la distance et avec le line renderer l'utilisateur pourra placer ses deux points. Amélioration formule changement des positions. L'objectif serait de récuperer la position ou l'objet est attrapé, de la garder en mémoire et d'utiliser la formule avec une position de référence (changeable en fonction des demande de l'utilisateur).</text:p>
      <text:p text:style-name="Standard">Après-midi: Suite du travail de ce matin</text:p>
      <text:p text:style-name="Standard"><text:s/></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3M35S</meta:editing-duration>
    <meta:editing-cycles>15</meta:editing-cycles>
    <meta:generator>OpenOffice/4.1.6$Win32 OpenOffice.org_project/416m1$Build-9790</meta:generator>
    <dc:date>2020-12-18T14:54:11.55</dc:date>
    <dc:creator>Christophe Martin</dc:creator>
    <meta:document-statistic meta:table-count="0" meta:image-count="0" meta:object-count="0" meta:page-count="1" meta:paragraph-count="16" meta:word-count="293" meta:character-count="1922"/>
    <meta:user-defined meta:name="Info 1"/>
    <meta:user-defined meta:name="Info 2"/>
    <meta:user-defined meta:name="Info 3"/>
    <meta:user-defined meta:name="Info 4"/>
  </office:meta>
</office:document-meta>
</file>